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C000000CFC8619596E15CC8C4.png" manifest:media-type="image/png"/>
  <manifest:file-entry manifest:full-path="Pictures/100000010000023D000000D4823A3C7B3BE169F8.png" manifest:media-type="image/png"/>
  <manifest:file-entry manifest:full-path="Pictures/100000010000023D00000067A6EF96A1BFCB1A5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e18c" officeooo:paragraph-rsid="001fe18c"/>
    </style:style>
    <style:style style:name="P2" style:family="paragraph" style:parent-style-name="Standard" style:list-style-name="L1">
      <style:text-properties officeooo:rsid="001fe18c" officeooo:paragraph-rsid="001fe18c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fe18c" officeooo:paragraph-rsid="001fe18c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2000811</text:p>
      <text:p text:style-name="P3">FP – Tutorial 9</text:p>
      <text:p text:style-name="P3">Program Outputs</text:p>
      <text:p text:style-name="P1"/>
      <text:list xml:id="list3548013808" text:style-name="L1">
        <text:list-item>
          <text:p text:style-name="P2"><draw:frame draw:style-name="fr1" draw:name="Image1" text:anchor-type="as-char" svg:width="15.162cm" svg:height="5.609cm" draw:z-index="0"><draw:image xlink:href="Pictures/100000010000023D000000D4823A3C7B3BE169F8.png" xlink:type="simple" xlink:show="embed" xlink:actuate="onLoad" draw:mime-type="image/png"/></draw:frame></text:p>
          <text:p text:style-name="P2"/>
        </text:list-item>
        <text:list-item>
          <text:p text:style-name="P2"><draw:frame draw:style-name="fr1" draw:name="Image2" text:anchor-type="as-char" svg:width="15.136cm" svg:height="5.477cm" draw:z-index="1"><draw:image xlink:href="Pictures/100000010000023C000000CFC8619596E15CC8C4.png" xlink:type="simple" xlink:show="embed" xlink:actuate="onLoad" draw:mime-type="image/png"/></draw:frame></text:p>
          <text:p text:style-name="P2"/>
        </text:list-item>
        <text:list-item>
          <text:p text:style-name="P2"><draw:frame draw:style-name="fr1" draw:name="Image3" text:anchor-type="as-char" svg:width="15.162cm" svg:height="2.725cm" draw:z-index="2"><draw:image xlink:href="Pictures/100000010000023D00000067A6EF96A1BFCB1A5D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16:05:53.978000000</meta:creation-date>
    <dc:date>2024-08-18T16:17:17.426000000</dc:date>
    <meta:editing-duration>PT3S</meta:editing-duration>
    <meta:editing-cycles>1</meta:editing-cycles>
    <meta:document-statistic meta:table-count="0" meta:image-count="3" meta:object-count="0" meta:page-count="1" meta:paragraph-count="6" meta:word-count="9" meta:character-count="44" meta:non-whitespace-character-count="40"/>
    <meta:generator>LibreOffice/7.5.4.2$Windows_X86_64 LibreOffice_project/36ccfdc35048b057fd9854c757a8b67ec53977b6</meta:generator>
  </office:meta>
</office:document-meta>
</file>